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name-asian="Arial" style:font-size-asian="12pt" style:font-name-complex="Arial" style:font-size-complex="12pt"/>
    </style:style>
    <style:style style:name="T1" style:family="text">
      <style:text-properties style:font-name="Times New Roman" fo:font-size="12pt" style:font-name-asian="Arial" style:font-size-asian="12pt" style:font-name-complex="Arial"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kate In Lorient asso</text:p>
      <text:p text:style-name="Standard">32 boulevard <text:s/>svob</text:p>
      <text:p text:style-name="Standard">56 100 Lorient</text:p>
      <text:p text:style-name="Standard">06 03 03 18 21</text:p>
      <text:p text:style-name="Standard"><text:a xlink:type="simple" xlink:href="mailto:skate.inlorient@laposte.net">skate.inlorient@laposte.net</text:a></text:p>
      <text:p text:style-name="Standard"/>
      <text:p text:style-name="Standard"><text:tab/><text:tab/><text:tab/><text:tab/><text:tab/><text:tab/><text:tab/><text:tab/><text:tab/>Monsieur Le Maire</text:p>
      <text:p text:style-name="Standard"><text:tab/><text:tab/><text:tab/><text:tab/><text:tab/><text:tab/><text:tab/><text:tab/><text:tab/>Ville de Lorient</text:p>
      <text:p text:style-name="Standard"/>
      <text:p text:style-name="Standard"/>
      <text:p text:style-name="Standard">Objet : Demande de manifestation sportive</text:p>
      <text:p text:style-name="Standard"/>
      <text:p text:style-name="Standard"/>
      <text:p text:style-name="Standard"><text:tab/>Monsieur le Maire, </text:p>
      <text:p text:style-name="Standard"/>
      <text:p text:style-name="Standard"/>
      <text:p text:style-name="Standard"><text:tab/>Suite à la création de notre association : «  Skate In Lorient Asso », nous souhaitons organiser une compétition de skateboard au skatepark du Moustoir. Cette manifestation se déroulerai le Samedi 12 Juillet 2014.</text:p>
      <text:p text:style-name="Standard"/>
      <text:p text:style-name="Standard"><text:tab/>Cet événement serai la sixième compétition de skateboard organisée dans la ville de Lorient et permettrait d'en développer la pratique.</text:p>
      <text:p text:style-name="Standard"/>
      <text:p text:style-name="Standard"><text:tab/>Organiser des manifestations est l'objectif le plus important pour l'association. Ceci permettrait de satisfaire nos adhérents et de récolter des fonds afin de pouvoir organiser d'autres événements. </text:p>
      <text:p text:style-name="Standard"/>
      <text:p text:style-name="Standard"><text:tab/>Pour assurer le bon déroulement de cette journée, et puisque nous ne pouvons bénéficier du skatepark du Moustoir, nous vous demandons l'autorisation de bloquer la rue Florian Laporte que nous occuperons donc tout le long de la journée.</text:p>
      <text:p text:style-name="Standard"/>
      <text:p text:style-name="Standard"><text:tab/>Nous serions aidés par des partenaires qui nous apporterais un soutient de matériel et de bénévoles. Cependant nous aimerions aussi solliciter votre participation. Nous vous joignons une liste des éléments que nous aimerions recevoir de votre part. </text:p>
      <text:p text:style-name="Standard"/>
      <text:p text:style-name="Standard"><text:tab/>Nous attendons environ 50 participants et notre budget prévisionnel s'élève à 500 euros. En effet nous n'avons que l'alimentation et la boisson à acheter, les lots nous étant fourni par nos partenaires. Nous aurions aussi souhaiter savoir s'il était possible d'obtenir des subventions de la part de la ville.</text:p>
      <text:p text:style-name="Standard"/>
      <text:p text:style-name="Standard"><text:tab/>Comme nous l'avons mentionné plus haut, cette journée aurait entre autre pour but de récolter des fonds, dans cet optique nous aimerions disposer d'une autorisation de débit de boissons, de la possibilité de vendre des crêpes et de faire un barbecue.</text:p>
      <text:p text:style-name="Standard"/>
      <text:p text:style-name="Standard"><text:tab/></text:p>
      <text:p text:style-name="Standard"><text:tab/><text:span text:style-name="T1">Dans l'attente d'une réponse favorable, veuillez agréer, Monsieur Le Maire, nos respectueuses salutations.</text:span></text:p>
      <text:p text:style-name="P1"/>
      <text:p text:style-name="P1"/>
      <text:p text:style-name="Standard"><text:span text:style-name="T1"><text:tab/><text:tab/><text:tab/><text:tab/><text:tab/><text:tab/><text:tab/><text:tab/><text:tab/></text:span>Skate In Lorient Asso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20T17:36:22.31</meta:creation-date>
    <dc:date>2014-06-18T00:06:33</dc:date>
    <meta:editing-duration>PT4H27M39S</meta:editing-duration>
    <meta:editing-cycles>24</meta:editing-cycles>
    <meta:generator>LibreOffice/3.4$Unix LibreOffice_project/340m1$Build-302</meta:generator>
    <dc:creator>François Loher</dc:creator>
    <meta:document-statistic meta:table-count="0" meta:image-count="0" meta:object-count="0" meta:page-count="1" meta:paragraph-count="19" meta:word-count="294" meta:character-count="1941" meta:non-whitespace-character-count="1622"/>
    <meta:user-defined meta:name="Info 1"/>
    <meta:user-defined meta:name="Info 2"/>
    <meta:user-defined meta:name="Info 3"/>
    <meta:user-defined meta:name="Info 4"/>
  </office:meta>
</office:document-meta>
</file>